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20pt" fo:language="pl" fo:country="PL" fo:font-weight="bold" officeooo:rsid="001b6ae3" officeooo:paragraph-rsid="001b6ae3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language="pl" fo:country="PL" fo:font-weight="normal" officeooo:rsid="001b6ae3" officeooo:paragraph-rsid="001b6ae3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officeooo:rsid="001b6ae3" officeooo:paragraph-rsid="001b6ae3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officeooo:rsid="001b6ae3" officeooo:paragraph-rsid="001b6ae3" style:font-size-asian="17.5pt" style:font-size-complex="20pt"/>
    </style:style>
    <style:style style:name="P5" style:family="paragraph" style:parent-style-name="Standard">
      <style:paragraph-properties fo:text-align="start" style:justify-single-word="false">
        <style:tab-stops>
          <style:tab-stop style:position="4.392cm"/>
        </style:tab-stops>
      </style:paragraph-properties>
      <style:text-properties fo:font-size="20pt" fo:language="pl" fo:country="PL" officeooo:rsid="001b7b8c" officeooo:paragraph-rsid="001b7b8c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36pt" fo:language="pl" fo:country="PL" fo:font-weight="bold" officeooo:rsid="001b6ae3" officeooo:paragraph-rsid="001b6ae3" style:font-size-asian="36pt" style:font-weight-asian="bold" style:font-size-complex="36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4pt" fo:language="pl" fo:country="PL" officeooo:rsid="001b6ae3" officeooo:paragraph-rsid="001b6ae3" style:font-size-asian="14pt" style:font-size-complex="14pt"/>
    </style:style>
    <style:style style:name="P8" style:family="paragraph" style:parent-style-name="Standard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4pt" fo:language="pl" fo:country="PL" officeooo:rsid="001b6ae3" officeooo:paragraph-rsid="001b6ae3" style:font-size-asian="12.25pt" style:font-size-complex="14pt"/>
    </style:style>
    <style:style style:name="P9" style:family="paragraph" style:parent-style-name="Standard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4pt" fo:language="pl" fo:country="PL" officeooo:rsid="001b7b8c" officeooo:paragraph-rsid="001b7b8c" style:font-size-asian="12.25pt" style:font-size-complex="14pt"/>
    </style:style>
    <style:style style:name="P10" style:family="paragraph" style:parent-style-name="Standard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4pt" fo:language="pl" fo:country="PL" officeooo:rsid="001b8979" officeooo:paragraph-rsid="001b8979" style:font-size-asian="12.25pt" style:font-size-complex="14pt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3pt" fo:language="pl" fo:country="PL" officeooo:rsid="001eddc1" officeooo:paragraph-rsid="001eddc1" style:font-size-asian="11.3500003814697pt" style:font-size-complex="13pt"/>
    </style:style>
    <style:style style:name="P12" style:family="paragraph" style:parent-style-name="Standard" style:list-style-name="L3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3pt" fo:language="pl" fo:country="PL" fo:font-style="normal" officeooo:rsid="001d5a78" officeooo:paragraph-rsid="001d5a78" style:font-size-asian="11.3500003814697pt" style:font-style-asian="normal" style:font-size-complex="13pt" style:font-style-complex="normal"/>
    </style:style>
    <style:style style:name="P13" style:family="paragraph" style:parent-style-name="Standard" style:list-style-name="L2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3pt" fo:language="pl" fo:country="PL" fo:font-style="normal" style:text-underline-style="none" officeooo:rsid="001f9b06" officeooo:paragraph-rsid="001f9b06" style:font-size-asian="11.3500003814697pt" style:font-style-asian="normal" style:font-size-complex="13pt" style:font-style-complex="normal"/>
    </style:style>
    <style:style style:name="P14" style:family="paragraph" style:parent-style-name="Standard" style:list-style-name="L3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3pt" fo:language="pl" fo:country="PL" fo:font-style="normal" style:text-underline-style="none" officeooo:rsid="001f9b06" officeooo:paragraph-rsid="001f9b06" style:font-size-asian="11.3500003814697pt" style:font-style-asian="normal" style:font-size-complex="13pt" style:font-style-complex="normal"/>
    </style:style>
    <style:style style:name="P15" style:family="paragraph" style:parent-style-name="Standard" style:list-style-name="L2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3pt" fo:language="pl" fo:country="PL" fo:font-style="normal" style:text-underline-style="none" officeooo:rsid="001b8979" officeooo:paragraph-rsid="001b8979" style:font-size-asian="11.3500003814697pt" style:font-style-asian="normal" style:font-size-complex="13pt" style:font-style-complex="normal"/>
    </style:style>
    <style:style style:name="P16" style:family="paragraph" style:parent-style-name="Standard" style:list-style-name="L2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3pt" fo:language="pl" fo:country="PL" fo:font-style="normal" style:text-underline-style="none" officeooo:rsid="001d5a78" officeooo:paragraph-rsid="00213e0a" style:font-size-asian="11.3500003814697pt" style:font-style-asian="normal" style:font-size-complex="13pt" style:font-style-complex="normal"/>
    </style:style>
    <style:style style:name="P17" style:family="paragraph" style:parent-style-name="Standard" style:list-style-name="L2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4pt" fo:language="pl" fo:country="PL" fo:font-style="normal" officeooo:rsid="001eddc1" officeooo:paragraph-rsid="001eddc1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4pt" fo:language="pl" fo:country="PL" fo:font-style="normal" style:text-underline-style="none" officeooo:rsid="001b8979" officeooo:paragraph-rsid="001b8979" style:font-size-asian="12.25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4pt" fo:language="pl" fo:country="PL" fo:font-style="normal" style:text-underline-style="none" officeooo:rsid="001d5a78" officeooo:paragraph-rsid="001d5a78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4.392cm"/>
        </style:tab-stops>
      </style:paragraph-properties>
      <style:text-properties fo:font-size="14pt" fo:language="pl" fo:country="PL" officeooo:rsid="001b7b8c" officeooo:paragraph-rsid="001b7b8c" style:font-size-asian="12.25pt" style:font-size-complex="14pt"/>
    </style:style>
    <style:style style:name="T1" style:family="text">
      <style:text-properties officeooo:rsid="001b7b8c"/>
    </style:style>
    <style:style style:name="T2" style:family="text">
      <style:text-properties officeooo:rsid="001b8979"/>
    </style:style>
    <style:style style:name="T3" style:family="text">
      <style:text-properties fo:font-size="13pt" style:text-underline-style="none" style:font-size-asian="11.3500003814697pt" style:font-size-complex="13pt"/>
    </style:style>
    <style:style style:name="T4" style:family="text">
      <style:text-properties fo:font-size="13pt" style:text-underline-style="none" officeooo:rsid="001f9b06" style:font-size-asian="11.3500003814697pt" style:font-size-complex="13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f9b06"/>
    </style:style>
    <style:style style:name="T7" style:family="text">
      <style:text-properties officeooo:rsid="001d5a78"/>
    </style:style>
    <style:style style:name="T8" style:family="text">
      <style:text-properties officeooo:rsid="001eddc1"/>
    </style:style>
    <style:style style:name="T9" style:family="text">
      <style:text-properties officeooo:rsid="00213e0a"/>
    </style:style>
    <style:style style:name="T10" style:family="text">
      <style:text-properties officeooo:rsid="0022cc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r: Jan Dorniak</text:p>
      <text:p text:style-name="P1"/>
      <text:p text:style-name="P6">Program do kompresji i archiwizacji <text:span text:style-name="T2">plików</text:span></text:p>
      <text:p text:style-name="P3"/>
      <text:p text:style-name="P4">Opis funkcjonalności:</text:p>
      <text:p text:style-name="P8"/>
      <text:p text:style-name="P7"><text:span text:style-name="T9">Skrypt</text:span> umożliwiał będzie r<text:span text:style-name="T9">óż</text:span>ne operacje <text:span text:style-name="T1">na kompresji i archiwizacji plików. Każda z funkcji jak rozpakowywanie i wypakowywanie będzie wzbogacona o dodatkowe przydatne funkcjonalności. Dostępne będą również podstawowe funkcjonalności pokazujące informacje o plikach. Program będzie korzystał z interfejsu graficznego Dialog.</text:span></text:p>
      <text:p text:style-name="P7"/>
      <text:p text:style-name="P5">Opis działania:</text:p>
      <text:p text:style-name="P9"/>
      <text:p text:style-name="P10">Rozpakowywanie plików z archiwum:</text:p>
      <text:list xml:id="list1059075499" text:style-name="L1">
        <text:list-item>
          <text:p text:style-name="P11">Wybór miejsca gdzie wypakować pliki polegać będzie na wpisaniu ścieżki katalogu w którym pliki mają zostać rozpakowane. </text:p>
        </text:list-item>
        <text:list-item>
          <text:p text:style-name="P11">Wybór opcji czy nadpisywać istniejące pliki zrealizowany za pomocą okienka dialogowego</text:p>
        </text:list-item>
        <text:list-item>
          <text:p text:style-name="P11">Możliwość wyświetlenia zawartości archiwum bez rozpakowywania</text:p>
        </text:list-item>
        <text:list-item>
          <text:p text:style-name="P11">Możliwoś<text:span text:style-name="T9">ć </text:span>wyświetlenia komentarza archiwum</text:p>
        </text:list-item>
      </text:list>
      <text:p text:style-name="P10"/>
      <text:p text:style-name="P10">Kompresja plików do archiwum będzie <text:span text:style-name="T7">posiadała </text:span><text:s/>następujące funkcjonalności:</text:p>
      <text:list xml:id="list2436737022" text:style-name="L2">
        <text:list-item>
          <text:p text:style-name="P17"><text:span text:style-name="T3">Wybór formatu kompresji pliku z pośród następujących: ZIP, RAR, TAR </text:span><text:span text:style-name="T4">(domyślnie będzie to format ZIP)</text:span></text:p>
        </text:list-item>
        <text:list-item>
          <text:p text:style-name="P13">Wybór plików, które mają zostać spakowane</text:p>
        </text:list-item>
        <text:list-item>
          <text:p text:style-name="P13">Wybór nazwy archiwum</text:p>
        </text:list-item>
        <text:list-item>
          <text:p text:style-name="P16">Wybór jakości kompresji <text:span text:style-name="T8">między normalną, szybką i dokładną (domyślnie normalna)</text:span></text:p>
        </text:list-item>
        <text:list-item>
          <text:p text:style-name="P15"><text:span text:style-name="T10">Możliwość dodania</text:span> plików do istniejącego już archiwum</text:p>
        </text:list-item>
      </text:list>
      <text:p text:style-name="P18"/>
      <text:p text:style-name="P19">Dodatkowe funkcjonalności:</text:p>
      <text:list xml:id="list1404499100" text:style-name="L3">
        <text:list-item>
          <text:p text:style-name="P12"><text:span text:style-name="T5">Wyświetlanie rozmiarów plików i archiwów w aktualnym </text:span><text:span text:style-name="T6">katalogu</text:span></text:p>
        </text:list-item>
        <text:list-item>
          <text:p text:style-name="P14">Przejście do innego katalogu</text:p>
        </text:list-item>
      </text:list>
      <text:p text:style-name="P1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6:18:06.281284488</meta:creation-date>
    <dc:date>2019-05-16T23:06:19.989078115</dc:date>
    <meta:editing-duration>PT3M3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168" meta:character-count="1255" meta:non-whitespace-character-count="1115"/>
  </office:meta>
</office:document-meta>
</file>